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5cm" fo:min-width="5.215cm" fo:wrap-option="wrap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ff4000" draw:fill="none" draw:fill-color="#ff4000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ff4000" draw:fill="none" draw:fill-color="#ff4000" draw:auto-grow-height="true" draw:auto-grow-width="false" fo:max-height="0cm" fo:min-height="2.92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4000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How Much Energy Could I Save in my Home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Goal and Background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 a website for homeowners to use to estimate how much energy and emissions they might save from doing potential projects, and how these savings will evolve with climate change</text:p>
              </text:list-item>
              <text:list-item>
                <text:p>Core of project uses ResStock data set from NREL</text:p>
                <text:list>
                  <text:list-item>
                    <text:p>This dataset models the residential building stock in US with dependent probabilistic dsitributions of 100s of features about the buildings. </text:p>
                  </text:list-item>
                  <text:list-item>
                    <text:p>Then samples from these distributions to create fictional buildings that are very similar to real ones</text:p>
                  </text:list-item>
                  <text:list-item>
                    <text:p>Runs the buildings through physics simulations of “what-if” scenarios for various energy measures, and reports on energy and emissions saving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ject Int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 website that allows user to enter info they know about their home one-by-one, starting with county</text:p>
              </text:list-item>
              <text:list-item>
                <text:p>Train regression models on this data (one for each potential measure) that predicts energy use based on all info entered and show ranked list of top projects for those features</text:p>
                <text:list>
                  <text:list-item>
                    <text:p>Include some weather data aggregates as features</text:p>
                  </text:list-item>
                </text:list>
              </text:list-item>
              <text:list-item>
                <text:p>At runtime, use model to predict energy savings by project for input decade (for weather)</text:p>
              </text:list-item>
              <text:list-item>
                <text:p>Also create model for baseline energy use so user can see their projected energy use/bill in a given dec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easure Flowchart</text:p>
          </draw:text-box>
        </draw:frame>
        <draw:custom-shape draw:style-name="gr2" draw:text-style-name="P5" draw:layer="layout" svg:width="5.715cm" svg:height="1.905cm" svg:x="6.985cm" svg:y="2.54cm">
          <text:p text:style-name="P4"><text:span text:style-name="T1">ResStock measure simulation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5.715cm" svg:height="1.905cm" svg:x="0.635cm" svg:y="5.08cm">
          <text:p text:style-name="P4"><text:span text:style-name="T1">ResStock simulation weather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715cm" svg:height="1.905cm" svg:x="6.985cm" svg:y="5.08cm">
          <text:p text:style-name="P4"><text:span text:style-name="T1">Aggregates of weather data as addn’l features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35cm" svg:y1="6.35cm" svg:x2="6.985cm" svg:y2="6.35cm">
          <text:p/>
        </draw:line>
        <draw:line draw:style-name="gr3" draw:text-style-name="P6" draw:layer="layout" svg:x1="12.7cm" svg:y1="3.81cm" svg:x2="13.335cm" svg:y2="5.08cm">
          <text:p/>
        </draw:line>
        <draw:custom-shape draw:style-name="gr2" draw:text-style-name="P5" draw:layer="layout" svg:width="5.715cm" svg:height="1.905cm" svg:x="13.335cm" svg:y="3.81cm">
          <text:p text:style-name="P4"><text:span text:style-name="T1">Regression model of kWh energy savings</text:span>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2.7cm" svg:y1="6.985cm" svg:x2="13.335cm" svg:y2="5.08cm">
          <text:p/>
        </draw:line>
        <draw:custom-shape draw:style-name="gr2" draw:text-style-name="P5" draw:layer="layout" svg:width="5.715cm" svg:height="1.905cm" svg:x="6.985cm" svg:y="8.89cm">
          <text:p text:style-name="P4"><text:span text:style-name="T1">Climate-forecasted weather data at that decad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8.255cm" svg:x2="27.94cm" svg:y2="8.255cm">
          <text:p/>
        </draw:line>
        <draw:custom-shape draw:style-name="gr2" draw:text-style-name="P5" draw:layer="layout" svg:width="5.715cm" svg:height="1.905cm" svg:x="13.335cm" svg:y="8.89cm">
          <text:p text:style-name="P4"><text:span text:style-name="T1">Aggregates of weather data as addn’l features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7cm" svg:y1="10.16cm" svg:x2="13.335cm" svg:y2="10.16cm">
          <text:p/>
        </draw:line>
        <draw:custom-shape draw:style-name="gr2" draw:text-style-name="P5" draw:layer="layout" svg:width="5.715cm" svg:height="1.905cm" svg:x="13.335cm" svg:y="11.43cm">
          <text:p text:style-name="P4"><text:span text:style-name="T1">User input of home 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715cm" svg:height="1.905cm" svg:x="0.635cm" svg:y="8.89cm">
          <text:p text:style-name="P4"><text:span text:style-name="T1">User input of future fecade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35cm" svg:y1="10.16cm" svg:x2="6.985cm" svg:y2="10.16cm">
          <text:p/>
        </draw:line>
        <draw:line draw:style-name="gr3" draw:text-style-name="P6" draw:layer="layout" svg:x1="19.05cm" svg:y1="12.065cm" svg:x2="20.32cm" svg:y2="11.43cm">
          <text:p/>
        </draw:line>
        <draw:line draw:style-name="gr3" draw:text-style-name="P6" draw:layer="layout" svg:x1="19.05cm" svg:y1="10.16cm" svg:x2="20.32cm" svg:y2="10.795cm">
          <text:p/>
        </draw:line>
        <draw:custom-shape draw:style-name="gr2" draw:text-style-name="P5" draw:layer="layout" svg:width="5.715cm" svg:height="1.905cm" svg:x="20.32cm" svg:y="10.16cm">
          <text:p text:style-name="P4"><text:span text:style-name="T1">Prediction of Measure Savings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.715cm" svg:height="0.962cm" svg:x="0.635cm" svg:y="2.54cm">
          <draw:text-box>
            <text:p text:style-name="P7">CREATE MODEL</text:p>
          </draw:text-box>
        </draw:frame>
        <draw:frame draw:style-name="gr6" draw:text-style-name="P9" draw:layer="layout" svg:width="5.715cm" svg:height="0.962cm" svg:x="0.635cm" svg:y="12.065cm">
          <draw:text-box>
            <text:p text:style-name="P7">USE MODEL</text:p>
          </draw:text-box>
        </draw:frame>
        <draw:frame draw:style-name="gr7" draw:text-style-name="P9" draw:layer="layout" svg:width="6.41cm" svg:height="3.806cm" svg:x="20.955cm" svg:y="4.445cm">
          <draw:text-box>
            <text:p text:style-name="P7">Repeat for several measures – show user ranked list of measures + baseli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8:49:51.253346872</meta:creation-date>
    <meta:editing-duration>PT10M47S</meta:editing-duration>
    <meta:editing-cycles>3</meta:editing-cycles>
    <meta:generator>LibreOffice/7.3.7.2$Linux_X86_64 LibreOffice_project/30$Build-2</meta:generator>
    <dc:title>Blue Curve</dc:title>
    <dc:date>2024-06-11T08:56:01.102984963</dc:date>
    <meta:document-statistic meta:object-count="69"/>
  </office:meta>
</office:document-meta>
</file>